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202" officeooo:paragraph-rsid="001a6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. </text:p>
      <text:p text:style-name="P1">#include &lt;stdio.h&gt;<text:line-break/><text:line-break/>int main (){<text:line-break/> <text:s text:c="3"/><text:line-break/> <text:s text:c="3"/>int Glic,Cols,UAcid;<text:line-break/> <text:s text:c="3"/>printf("Validação de Exames - Laboratório Marcelo Lafepe\n");<text:line-break/> <text:s text:c="3"/>printf("Insira os valores para:\n");<text:line-break/> <text:s text:c="3"/>printf("Índice Glicêmico: ");<text:line-break/> <text:s text:c="3"/>scanf("%d", &amp;Glic);<text:line-break/> <text:s text:c="3"/>printf("Colesterol Total: ");<text:line-break/> <text:s text:c="3"/>scanf("%d", &amp;Cols);<text:line-break/> <text:s text:c="3"/>printf("Ácido Úrico: ");<text:line-break/> <text:s text:c="3"/>scanf("%d", &amp;UAcid);<text:line-break/> <text:s text:c="3"/><text:line-break/> <text:s text:c="3"/>if (Glic&lt;60) {<text:line-break/> <text:s text:c="7"/>printf ("\nGlicemia Baixa\n");<text:line-break/> <text:s text:c="3"/>} else if (Glic&gt;=60&amp;&amp;Glic&lt;=99) {<text:line-break/> <text:s text:c="7"/>printf ("Glicemia Normal\n");<text:line-break/> <text:s text:c="3"/>} else {<text:line-break/> <text:s text:c="7"/>printf ("Glicemia alta\n");<text:line-break/> <text:s text:c="3"/>}<text:line-break/> <text:s text:c="3"/>if (Cols&lt;190) {<text:line-break/> <text:s text:c="7"/>printf("Colesteol total normal\n");<text:line-break/> <text:s text:c="3"/>} else {<text:line-break/> <text:s text:c="7"/>printf("Colesterol alto\n");<text:line-break/> <text:s text:c="3"/>}<text:line-break/> <text:s text:c="3"/>if (UAcid&lt;1.4) {<text:line-break/> <text:s text:c="7"/>printf("Ácido Úrico abaixo do normal\n");<text:line-break/> <text:s text:c="3"/>} else if (UAcid&gt;=1.4&amp;&amp;UAcid&lt;=7){<text:line-break/> <text:s text:c="7"/>printf("Ácido Úrico normal\n");<text:line-break/> <text:s text:c="3"/>} else {<text:line-break/> <text:s text:c="7"/>printf("Ácido Úrico elevado\n");<text:line-break/> <text:s text:c="3"/>}<text:line-break/> <text:s text:c="3"/><text:line-break/> <text:s text:c="3"/>return 0;<text:line-break/>}</text:p>
      <text:p text:style-name="P1"/>
      <text:p text:style-name="P1">Q4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20:42:19.284169900</meta:creation-date>
    <dc:date>2025-06-30T21:23:21.502738200</dc:date>
    <meta:editing-duration>PT30M50S</meta:editing-duration>
    <meta:editing-cycles>1</meta:editing-cycles>
    <meta:document-statistic meta:table-count="0" meta:image-count="0" meta:object-count="0" meta:page-count="1" meta:paragraph-count="3" meta:word-count="93" meta:character-count="889" meta:non-whitespace-character-count="634"/>
    <meta:generator>LibreOffice/25.2.4.3$Windows_X86_64 LibreOffice_project/33e196637044ead23f5c3226cde09b47731f7e27</meta:generator>
  </office:meta>
</office:document-meta>
</file>